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3.2772in"/>
    </style:style>
    <style:style style:name="co5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frame table:end-cell-address="Sheet1.F138" table:end-x="0.7358in" table:end-y="0.0579in" draw:z-index="0" draw:style-name="gr1" svg:width="7.711in" svg:height="23.2921in" svg:x="1.4161in" svg:y="0.0583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 table:number-rows-repeated="189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1. n= 1000 tango: 101 splay: 4</text:p>
          </table:table-cell>
          <table:table-cell table:number-columns-repeated="1023"/>
        </table:table-row>
        <table:table-row table:style-name="ro1">
          <table:table-cell office:value-type="string">
            <text:p>2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3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4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5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6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7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8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9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0. n= 1000 tango: 101 splay: 5</text:p>
          </table:table-cell>
          <table:table-cell table:number-columns-repeated="1023"/>
        </table:table-row>
        <table:table-row table:style-name="ro1">
          <table:table-cell office:value-type="string">
            <text:p>1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2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3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4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6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7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8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9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0. n= 10000 tango: 115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 tango: 126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 tango: 124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4. n= 100000 tango: 125 splay: 5</text:p>
          </table:table-cell>
          <table:table-cell table:number-columns-repeated="1023"/>
        </table:table-row>
        <table:table-row table:style-name="ro1">
          <table:table-cell office:value-type="string">
            <text:p>5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6. n= 100000 tango: 124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0 splay: 5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137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130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129 splay: 5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145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138 splay: 5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13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155 splay: 4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152 splay: 4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153 splay: 4</text:p>
          </table:table-cell>
          <table:table-cell table:number-columns-repeated="1023"/>
        </table:table-row>
        <table:table-row table:style-name="ro1" table:number-rows-repeated="58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3"/>
          <table:table-cell office:value-type="string">
            <text:p>1 k= 2 tango: 77 splay: 6</text:p>
          </table:table-cell>
          <table:table-cell table:number-columns-repeated="1019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3"/>
          <table:table-cell office:value-type="string">
            <text:p>1 k= 4 tango: 109 splay: 9</text:p>
          </table:table-cell>
          <table:table-cell table:number-columns-repeated="1019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3"/>
          <table:table-cell office:value-type="string">
            <text:p>1 k= 8 tango: 69 splay: 14</text:p>
          </table:table-cell>
          <table:table-cell table:number-columns-repeated="1019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3"/>
          <table:table-cell office:value-type="string">
            <text:p>1 k= 16 tango: 63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3"/>
          <table:table-cell office:value-type="string">
            <text:p>1 k= 32 tango: 62 splay: 17</text:p>
          </table:table-cell>
          <table:table-cell table:number-columns-repeated="1019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3"/>
          <table:table-cell office:value-type="string">
            <text:p>1 k= 64 tango: 64 splay: 17</text:p>
          </table:table-cell>
          <table:table-cell table:number-columns-repeated="1019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3"/>
          <table:table-cell office:value-type="string">
            <text:p>1 k= 128 tango: 64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3"/>
          <table:table-cell office:value-type="string">
            <text:p>1 k= 256 tango: 88 splay: 20</text:p>
          </table:table-cell>
          <table:table-cell table:number-columns-repeated="1019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..</text:p>
          </table:table-cell>
          <table:table-cell table:number-columns-repeated="1020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office:value-type="string">
            <text:p>working set 5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<text:s/>n= 1000 tango: 97 splay: 3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 tango: 172 splay: 5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 tango: 276 splay: 1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 tango: 416 splay: 29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0 tango: 640 splay: 62</text:p>
          </table:table-cell>
          <table:table-cell table:number-columns-repeated="2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 table:number-rows-repeated="87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7">08/17/2020</text:date>, <text:time>06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2H45M55S</meta:editing-duration>
    <meta:editing-cycles>27</meta:editing-cycles>
    <meta:generator>OpenOffice/4.1.7$Win32 OpenOffice.org_project/417m1$Build-9800</meta:generator>
    <dc:date>2020-08-17T06:57:09.50</dc:date>
    <dc:creator>andreas </dc:creator>
    <meta:document-statistic meta:table-count="3" meta:cell-count="11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